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rappedOutputStream.WrappedOutputStream( OutputStream 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appedOutputStream.WrappedOutputStream( OutputStream stream , int buffer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rappedOutputStream.flush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rappedOutputStream.write( int 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rappedOutputStream.write( byte [ ] b , int offse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rappedOutputStream.fl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rappedOutputStream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